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Horizontal_20_Line">
      <style:text-properties fo:font-size="18pt" style:font-size-asian="18pt" style:font-size-complex="18pt"/>
    </style:style>
    <style:style style:name="T1" style:family="text">
      <style:text-properties fo:font-style="itali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P5 - Les chaînes de caractères</text:p>
      <text:h text:style-name="Heading_20_4" text:outline-level="4">Exercice n° 1 (Longueur d'une chaîne)</text:h>
      <text:p text:style-name="Text_20_body">Écrire une fonction <text:span text:style-name="Teletype">strlength</text:span> qui calcule la longueur d'une chaîne. </text:p>
      <text:h text:style-name="Heading_20_4" text:outline-level="4">Exercice n° 2 (Comparaison de chaînes)</text:h>
      <text:p text:style-name="Text_20_body">Écrire une fonction <text:span text:style-name="Teletype">strcomp</text:span> qui compare deux chaînes de caractères pour l'ordre lexicographique. Cette fonction rendra -1, 0 ou 1 comme le fait la fonction <text:span text:style-name="Teletype">strcmp</text:span> de la librairie standard. </text:p>
      <text:h text:style-name="Heading_20_4" text:outline-level="4">Exercice n° 3 (Supressions des espaces)</text:h>
      <text:p text:style-name="Text_20_body">Écrire une fonction <text:span text:style-name="Teletype">delspace</text:span> qui supprime les espaces et tabulations d'une chaîne de caractères. Cette fonction ne doit pas utiliser de tableau intermédaire. Le morceau de code </text:p>
      <text:p text:style-name="Preformatted_20_Text"><text:s text:c="2"/>char s[] = "bonjour à tous";</text:p>
      <text:p text:style-name="Preformatted_20_Text"><text:s text:c="2"/>delspace(s);</text:p>
      <text:p text:style-name="Preformatted_20_Text"><text:s text:c="2"/>printf("s = \"%s\"\n", s);</text:p>
      <text:p text:style-name="P3"><text:s text:c="2"/></text:p>
      <text:p text:style-name="Text_20_body">doit afficher le résultat <text:span text:style-name="Teletype">s = "bonjouràtous"</text:span>. </text:p>
      <text:h text:style-name="Heading_20_4" text:outline-level="4">Exercice n° 4 (Substitution)</text:h>
      <text:p text:style-name="Text_20_body">Écrire une fonction <text:span text:style-name="Teletype">strsubs</text:span> qui substitue une chaîne de caractères dans une autre chaîne. Cette fonction prend les quatre paramètres suivants : </text:p>
      <text:list xml:id="list1024015947" text:style-name="L1">
        <text:list-item>
          <text:p text:style-name="P2">une chaîne <text:span text:style-name="Teletype"><text:span text:style-name="T1">str</text:span></text:span> à l'intérieur de laquelle s'effectue la substitution. </text:p>
        </text:list-item>
        <text:list-item>
          <text:p text:style-name="P2">une chaîne <text:span text:style-name="Teletype"><text:span text:style-name="T1">motif</text:span></text:span> qui remplace une partie de la chaîne <text:span text:style-name="Teletype">str</text:span>. </text:p>
        </text:list-item>
        <text:list-item>
          <text:p text:style-name="P2">une position <text:span text:style-name="Teletype"><text:span text:style-name="T1">pos</text:span></text:span> dans la chaîne <text:span text:style-name="Teletype">str</text:span> à partir de laquelle on commence à remplacer les caractères de <text:span text:style-name="Teletype">str</text:span> par ceux de <text:span text:style-name="Teletype">motif</text:span>. </text:p>
        </text:list-item>
        <text:list-item>
          <text:p text:style-name="P1">un nombre <text:span text:style-name="Teletype"><text:span text:style-name="T1">len</text:span></text:span> qui donne le nombre maximal de caractères à substituer. La fonction en substitue moins si les fins des chaînes <text:span text:style-name="Teletype">str</text:span> ou <text:span text:style-name="Teletype">motif</text:span> sont atteintes avant. </text:p>
        </text:list-item>
      </text:list>
      <text:p text:style-name="Text_20_body">La fonction <text:span text:style-name="Teletype">strsubs</text:span> retourne le nombre de caractères qu'elle a effectivement substitués. Le morceau de code </text:p>
      <text:p text:style-name="Preformatted_20_Text"><text:s text:c="2"/>char s[] = "bonjour à tous";</text:p>
      <text:p text:style-name="Preformatted_20_Text"><text:s text:c="2"/>strsubs(s, "soirée", 3, 4);</text:p>
      <text:p text:style-name="Preformatted_20_Text"><text:s text:c="2"/>printf("s = \"%s\"\n", s);</text:p>
      <text:p text:style-name="P3"><text:s text:c="2"/></text:p>
      <text:p text:style-name="Text_20_body">doit afficher le résultat <text:span text:style-name="Teletype">s = "bonsoir à tous"</text:span>. </text:p>
      <text:h text:style-name="Heading_20_4" text:outline-level="4">Exercice n° 5 (Retournement d'une chaîne)</text:h>
      <text:p text:style-name="Text_20_body">Écrire une fonction <text:span text:style-name="Teletype">strrev</text:span> qui renverse une chaîne. Le morceau de code </text:p>
      <text:p text:style-name="Preformatted_20_Text"><text:s text:c="2"/>char s[] = "bonjour à tous";</text:p>
      <text:p text:style-name="Preformatted_20_Text"><text:s text:c="2"/>strreverse(s);</text:p>
      <text:p text:style-name="Preformatted_20_Text"><text:s text:c="2"/>printf("s = \"%s\"\n", s);</text:p>
      <text:p text:style-name="P3"><text:s text:c="2"/></text:p>
      <text:p text:style-name="Text_20_body"><text:soft-page-break/>doit afficher le résultat <text:span text:style-name="Teletype">s = "suot à ruojnob"</text:span>. Comme utiliser la fonction <text:span text:style-name="Teletype">strreverse</text:span> pour tester si une chaîne est un palindrome ? Écrire une fonction qui teste directement si une chaîne est un palindrom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eletype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1:20:29.914298548</meta:creation-date>
    <dc:date>2019-01-10T11:22:29.304544451</dc:date>
    <meta:editing-duration>PT1M59S</meta:editing-duration>
    <meta:editing-cycles>1</meta:editing-cycles>
    <meta:document-statistic meta:table-count="0" meta:image-count="0" meta:object-count="0" meta:page-count="2" meta:paragraph-count="31" meta:word-count="314" meta:character-count="1929" meta:non-whitespace-character-count="1610"/>
    <meta:generator>LibreOffice/6.0.6.2$Linux_X86_64 LibreOffice_project/00m0$Build-2</meta:generator>
  </office:meta>
</office:document-meta>
</file>